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77098848974730039" text:style-name="L1">
        <text:list-item>
          <text:p text:style-name="P1">Code for mom (create a spreadsheet type form) (Create a keytable) (Get it to talk to Rails) (Talk correctly to Rails)</text:p>
        </text:list-item>
        <text:list-item>
          <text:p text:style-name="P1">Ruslan (Create a basic website)</text:p>
        </text:list-item>
        <text:list-item>
          <text:p text:style-name="P1">Laundry (Pants)</text:p>
        </text:list-item>
        <text:list-item>
          <text:p text:style-name="P1">Swim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iom Fine</meta:initial-creator>
    <meta:creation-date>2012-07-28T14:44:45</meta:creation-date>
    <meta:document-statistic meta:table-count="0" meta:image-count="0" meta:object-count="0" meta:page-count="1" meta:paragraph-count="4" meta:word-count="33" meta:character-count="175"/>
    <dc:date>2012-08-05T16:57:21</dc:date>
    <dc:creator>Artiom Fine</dc:creator>
    <meta:editing-duration>PT1H24M49S</meta:editing-duration>
    <meta:editing-cycles>1</meta:editing-cycles>
    <meta:generator>OpenOffice.org/3.4$Unix OpenOffice.org_project/340m1$Build-9590</meta:generator>
  </office:meta>
</office:document-meta>
</file>